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officeooo:paragraph-rsid="007552e1"/>
    </style:style>
    <style:style style:name="P5" style:family="paragraph" style:parent-style-name="Standard">
      <style:paragraph-properties fo:text-align="justify" style:justify-single-word="false"/>
      <style:text-properties officeooo:paragraph-rsid="007e209c"/>
    </style:style>
    <style:style style:name="P6" style:family="paragraph" style:parent-style-name="Standard">
      <style:paragraph-properties fo:text-align="justify" style:justify-single-word="false"/>
      <style:text-properties officeooo:paragraph-rsid="007f3aa6"/>
    </style:style>
    <style:style style:name="P7" style:family="paragraph" style:parent-style-name="Standard">
      <style:paragraph-properties fo:text-align="justify" style:justify-single-word="false"/>
      <style:text-properties officeooo:paragraph-rsid="0085a54f"/>
    </style:style>
    <style:style style:name="P8" style:family="paragraph" style:parent-style-name="Standard">
      <style:paragraph-properties fo:text-align="justify" style:justify-single-word="false"/>
      <style:text-properties officeooo:paragraph-rsid="00687119"/>
    </style:style>
    <style:style style:name="P9" style:family="paragraph" style:parent-style-name="Standard">
      <style:paragraph-properties fo:text-align="justify" style:justify-single-word="false"/>
      <style:text-properties officeooo:paragraph-rsid="00910c0e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" fo:font-size="18pt" officeooo:paragraph-rsid="00923315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6" style:family="paragraph" style:parent-style-name="Standard">
      <style:paragraph-properties fo:text-align="justify" style:justify-single-word="false"/>
      <style:text-properties style:font-name="arial"/>
    </style:style>
    <style:style style:name="P27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8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9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30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31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33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34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5" style:family="paragraph" style:parent-style-name="Heading_20_1">
      <style:paragraph-properties fo:text-align="justify" style:justify-single-word="false"/>
      <style:text-properties officeooo:paragraph-rsid="00500d21"/>
    </style:style>
    <style:style style:name="P36" style:family="paragraph" style:parent-style-name="Heading_20_2">
      <style:paragraph-properties fo:text-align="justify" style:justify-single-word="false"/>
      <style:text-properties officeooo:paragraph-rsid="000ea3a0"/>
    </style:style>
    <style:style style:name="P37" style:family="paragraph" style:parent-style-name="Standard">
      <style:paragraph-properties fo:text-align="justify" style:justify-single-word="false"/>
      <style:text-properties officeooo:paragraph-rsid="00948704"/>
    </style:style>
    <style:style style:name="P38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39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fo:font-weight="normal" officeooo:rsid="007e209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color="#000000" style:font-name="arial" fo:font-size="12pt" fo:font-weight="normal" officeooo:rsid="007f3aa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8" style:family="text">
      <style:text-properties fo:color="#000000" style:font-name="arial" fo:font-size="12pt" fo:font-weight="normal" officeooo:rsid="00877b8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9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0" style:family="text">
      <style:text-properties fo:color="#000000" style:font-name="arial" fo:font-size="12pt" fo:font-weight="normal" officeooo:rsid="008c291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8d4e0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fo:font-weight="normal" officeooo:rsid="008ffe1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" fo:font-size="12pt" fo:font-weight="normal" officeooo:rsid="0085a54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4" style:family="text">
      <style:text-properties fo:color="#000000" style:font-name="arial" fo:font-size="12pt" fo:font-weight="normal" officeooo:rsid="00910c0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5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6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7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8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29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0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1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2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3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4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5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6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7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8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9" style:family="text">
      <style:text-properties fo:color="#000000" style:font-name="arial" fo:font-size="12pt" fo:font-weight="bold" officeooo:rsid="007e209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0" style:family="text">
      <style:text-properties fo:color="#000000" style:font-name="arial" fo:font-size="12pt" fo:font-weight="bold" officeooo:rsid="007f3aa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1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2" style:family="text">
      <style:text-properties fo:color="#000000" style:font-name="arial" fo:font-size="12pt" fo:font-weight="bold" officeooo:rsid="0080fd3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3" style:family="text">
      <style:text-properties fo:color="#000000" style:font-name="arial" fo:font-size="12pt" fo:font-weight="bold" officeooo:rsid="001530f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4" style:family="text">
      <style:text-properties fo:color="#000000" style:font-name="arial" fo:font-size="12pt" fo:font-weight="bold" officeooo:rsid="00910c0e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5" style:family="text">
      <style:text-properties fo:color="#000000" style:font-name="arial" fo:font-size="12pt" fo:font-weight="bold" officeooo:rsid="0094870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6" style:family="text">
      <style:text-properties fo:color="#000000" style:font-name="arial" fo:font-size="12pt" fo:font-weight="bold" officeooo:rsid="0092331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7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48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49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50" style:family="text">
      <style:text-properties fo:color="#000000" style:font-name="arial" fo:font-size="12pt" fo:font-weight="bold" officeooo:rsid="001530fc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1" style:family="text">
      <style:text-properties fo:color="#000000" style:font-name="arial" fo:font-size="12pt" fo:font-weight="bold" officeooo:rsid="0085a54f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2" style:family="text">
      <style:text-properties fo:color="#000000" style:font-name="arial" fo:font-size="12pt" fo:font-weight="bold" officeooo:rsid="00910c0e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3" style:family="text"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T54" style:family="text">
      <style:text-properties fo:color="#000000" style:font-name="arial" fo:font-size="12pt" officeooo:rsid="0085a54f" style:font-name-asian="Arial1" style:font-size-asian="12pt" style:font-name-complex="Arial1" style:font-size-complex="12pt" style:language-complex="pt" style:country-complex="PT"/>
    </style:style>
    <style:style style:name="T55" style:family="text">
      <style:text-properties fo:color="#000000" style:font-name="arial" fo:font-size="12pt" fo:background-color="#ffffff" loext:char-shading-value="0" style:font-size-asian="12pt" style:font-name-complex="Arial1" style:font-size-complex="12pt"/>
    </style:style>
    <style:style style:name="T56" style:family="text">
      <style:text-properties fo:color="#000000" style:font-name="arial" style:text-underline-style="solid" style:text-underline-width="auto" style:text-underline-color="font-color"/>
    </style:style>
    <style:style style:name="T57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8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59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0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1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2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3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4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5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6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7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68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69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0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1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2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3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4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5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76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77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78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79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80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81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82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83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84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5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6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7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88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89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0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1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2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93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94" style:family="text">
      <style:text-properties fo:font-variant="normal" fo:text-transform="none" fo:color="#000000" style:font-name="arial" fo:font-size="12pt" fo:letter-spacing="normal" fo:font-style="normal" fo:font-weight="normal" officeooo:rsid="0085a54f" fo:background-color="#ffffff" loext:char-shading-value="0" style:font-name-asian="Arial1" style:font-size-asian="12pt" style:font-name-complex="Arial1" style:font-size-complex="12pt" style:language-complex="pt" style:country-complex="PT"/>
    </style:style>
    <style:style style:name="T95" style:family="text">
      <style:text-properties fo:font-variant="normal" fo:text-transform="none" fo:color="#000000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6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7" style:family="text">
      <style:text-properties fo:font-variant="normal" fo:text-transform="none" fo:color="#000000" style:font-name="arial" fo:font-size="12pt" fo:letter-spacing="normal" fo:font-style="normal" fo:font-weight="normal" officeooo:rsid="008b2979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98" style:family="text">
      <style:text-properties fo:font-variant="normal" fo:text-transform="none" fo:color="#000000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99" style:family="text">
      <style:text-properties fo:font-variant="normal" fo:text-transform="none" fo:color="#000000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100" style:family="text">
      <style:text-properties fo:font-variant="normal" fo:text-transform="none" fo:color="#000000" style:font-name="arial" fo:font-size="12pt" fo:letter-spacing="normal" fo:font-style="normal" fo:font-weight="bold" officeooo:rsid="008b2979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101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102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103" style:family="text">
      <style:text-properties fo:font-weight="bold" style:font-weight-asian="bold" style:font-name-complex="Arial1" style:language-complex="pt" style:country-complex="PT"/>
    </style:style>
    <style:style style:name="T104" style:family="text">
      <style:text-properties fo:font-weight="bold" officeooo:rsid="00222d90" style:font-weight-asian="bold" style:font-name-complex="Arial1" style:language-complex="pt" style:country-complex="PT"/>
    </style:style>
    <style:style style:name="T105" style:family="text">
      <style:text-properties fo:font-weight="bold" officeooo:rsid="00047fbc" style:font-weight-asian="bold" style:font-name-complex="Arial1" style:language-complex="pt" style:country-complex="PT"/>
    </style:style>
    <style:style style:name="T106" style:family="text">
      <style:text-properties fo:font-weight="bold" officeooo:rsid="000ea3a0" style:font-weight-asian="bold" style:font-name-complex="Arial1" style:language-complex="pt" style:country-complex="PT"/>
    </style:style>
    <style:style style:name="T107" style:family="text">
      <style:text-properties fo:font-weight="bold" officeooo:rsid="00390218" style:font-weight-asian="bold" style:font-name-complex="Arial1" style:language-complex="pt" style:country-complex="PT"/>
    </style:style>
    <style:style style:name="T108" style:family="text">
      <style:text-properties fo:font-weight="bold" officeooo:rsid="00940090" style:font-weight-asian="bold" style:font-name-complex="Arial1" style:language-complex="pt" style:country-complex="PT"/>
    </style:style>
    <style:style style:name="T109" style:family="text">
      <style:text-properties fo:font-weight="bold" style:font-name-asian="Arial1" style:font-weight-asian="bold" style:font-name-complex="Arial1" style:language-complex="pt" style:country-complex="PT"/>
    </style:style>
    <style:style style:name="T110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111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112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113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114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115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116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117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118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119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120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121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122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123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124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125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126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127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28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29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30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31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32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33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34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35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36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37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38" style:family="text">
      <style:text-properties style:font-name-asian="Arial1" style:font-name-complex="Arial1" style:language-complex="pt" style:country-complex="PT"/>
    </style:style>
    <style:style style:name="T139" style:family="text">
      <style:text-properties officeooo:rsid="0013405f" style:font-name-asian="Arial1" style:font-name-complex="Arial1" style:language-complex="pt" style:country-complex="PT"/>
    </style:style>
    <style:style style:name="T140" style:family="text">
      <style:text-properties officeooo:rsid="001a8142" style:font-name-asian="Arial1" style:font-name-complex="Arial1" style:language-complex="pt" style:country-complex="PT"/>
    </style:style>
    <style:style style:name="T141" style:family="text">
      <style:text-properties officeooo:rsid="0017e9c9" style:font-name-asian="Arial1" style:font-name-complex="Arial1" style:language-complex="pt" style:country-complex="PT"/>
    </style:style>
    <style:style style:name="T142" style:family="text">
      <style:text-properties officeooo:rsid="00169323" style:font-name-asian="Arial1" style:font-name-complex="Arial1" style:language-complex="pt" style:country-complex="PT"/>
    </style:style>
    <style:style style:name="T143" style:family="text">
      <style:text-properties officeooo:rsid="001530fc" style:font-name-asian="Arial1" style:font-name-complex="Arial1" style:language-complex="pt" style:country-complex="PT"/>
    </style:style>
    <style:style style:name="T144" style:family="text">
      <style:text-properties style:font-name-asian="Arial1" style:font-name-complex="Arial1" style:language-complex="pt" style:country-complex="PT" style:font-weight-complex="bold"/>
    </style:style>
    <style:style style:name="T145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46" style:family="text">
      <style:text-properties fo:background-color="#ffffff" loext:char-shading-value="0" style:font-name-complex="Arial1"/>
    </style:style>
    <style:style style:name="T147" style:family="text">
      <style:text-properties officeooo:rsid="0013405f" fo:background-color="#ffffff" loext:char-shading-value="0" style:font-name-complex="Arial1"/>
    </style:style>
    <style:style style:name="T148" style:family="text">
      <style:text-properties officeooo:rsid="0017e9c9" fo:background-color="#ffffff" loext:char-shading-value="0" style:font-name-complex="Arial1"/>
    </style:style>
    <style:style style:name="T149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50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51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2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3" style:family="text">
      <style:text-properties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4" style:family="text">
      <style:text-properties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5" style:family="text">
      <style:text-properties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6" style:family="text">
      <style:text-properties fo:font-size="12pt" fo:font-weight="bold" officeooo:rsid="0092331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57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58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9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0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1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2" style:family="text">
      <style:text-properties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3" style:family="text">
      <style:text-properties officeooo:rsid="008c2915"/>
    </style:style>
    <style:style style:name="T164" style:family="text">
      <style:text-properties officeooo:rsid="008e9119"/>
    </style:style>
    <style:style style:name="T165" style:family="text">
      <style:text-properties officeooo:rsid="009487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João Paulo Hotequil</text:p>
      <text:h text:style-name="P36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6">h</text:span></text:a><text:a xlink:type="simple" xlink:href="mailto:joaohotequil@gmail.com" text:style-name="ListLabel_20_12" text:visited-style-name="ListLabel_20_12"><text:span text:style-name="Internet_20_link"><text:span text:style-name="T25">otequil@</text:span></text:span></text:a><text:a xlink:type="simple" xlink:href="mailto:joaohotequil@gmail.com" text:style-name="ListLabel_20_12" text:visited-style-name="ListLabel_20_12"><text:span text:style-name="Internet_20_link"><text:span text:style-name="T27">protonmail</text:span></text:span></text:a><text:a xlink:type="simple" xlink:href="mailto:joaohotequil@gmail.com" text:style-name="ListLabel_20_12" text:visited-style-name="ListLabel_20_12"><text:span text:style-name="Internet_20_link"><text:span text:style-name="T56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34" text:outline-level="1"/>
      <text:h text:style-name="P33" text:outline-level="1"><text:span text:style-name="T104">O que eu tenho a dizer</text:span><text:span text:style-name="T103">:</text:span></text:h>
      <text:p text:style-name="P32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, <text:span text:style-name="T163">testes,</text:span> <text:span text:style-name="T163">segurança, SEO, padrões </text:span><text:span text:style-name="T164">de </text:span><text:span text:style-name="T163">qualidade </text:span>e bom design, e eu trabalho todos os dias para evoluir esses pontos!</text:p>
      <text:p text:style-name="P10"/>
      <text:h text:style-name="P33" text:outline-level="1"><text:span text:style-name="T107">Formações</text:span><text:span text:style-name="T103">:</text:span></text:h>
      <text:h text:style-name="P35" text:outline-level="1"><text:span text:style-name="lt-line-clamp_5f__5f_raw-line"><text:span text:style-name="T98">[fevereiro de </text:span></text:span><text:span text:style-name="lt-line-clamp_5f__5f_raw-line"><text:span text:style-name="T99">2021</text:span></text:span><text:span text:style-name="lt-line-clamp_5f__5f_raw-line"><text:span text:style-name="T98"> – </text:span></text:span><text:span text:style-name="lt-line-clamp_5f__5f_raw-line"><text:span text:style-name="T99">até o momento</text:span></text:span><text:span text:style-name="lt-line-clamp_5f__5f_raw-line"><text:span text:style-name="T98">] </text:span></text:span><text:span text:style-name="lt-line-clamp_5f__5f_raw-line"><text:span text:style-name="T99">FIAP</text:span></text:span><text:span text:style-name="lt-line-clamp_5f__5f_raw-line"><text:span text:style-name="T98"> | </text:span></text:span><text:span text:style-name="lt-line-clamp_5f__5f_raw-line"><text:span text:style-name="T100">Online</text:span></text:span><text:span text:style-name="lt-line-clamp_5f__5f_raw-line"><text:span text:style-name="T98">: </text:span></text:span><text:span text:style-name="lt-line-clamp_5f__5f_raw-line"><text:span text:style-name="T95">estou cursando sistemas de informação </text:span></text:span><text:span text:style-name="lt-line-clamp_5f__5f_raw-line"><text:span text:style-name="T97">(</text:span></text:span><text:span text:style-name="lt-line-clamp_5f__5f_raw-line"><text:span text:style-name="T95">bacharelado</text:span></text:span><text:span text:style-name="lt-line-clamp_5f__5f_raw-line"><text:span text:style-name="T97">)</text:span></text:span><text:span text:style-name="lt-line-clamp_5f__5f_raw-line"><text:span text:style-name="T96">.</text:span></text:span></text:h>
      <text:p text:style-name="P11"><text:span text:style-name="T109">[fevereiro de 2018 – dezembro de 20</text:span><text:span text:style-name="T110">19</text:span><text:span text:style-name="T109">] </text:span><text:span text:style-name="T111">E.E.B. Professor Honório Miranda | Gaspar, Santa Catarina: </text:span><text:span text:style-name="T127">c</text:span><text:span text:style-name="T101">ursei o segundo e terceiro ano do ensino médio.</text:span></text:p>
      <text:p text:style-name="P11"><text:span text:style-name="T109">[fevereiro de 2006 – dezembro de 2017] </text:span><text:span text:style-name="T111">Madre Francisca Lampel | Gaspar, Santa Catarina: </text:span><text:span text:style-name="T127">c</text:span><text:span text:style-name="T102">ursei o ensino fundamental (I e II) e o primeiro ano do ensino médio.</text:span></text:p>
      <text:p text:style-name="P20"/>
      <text:h text:style-name="P39" text:outline-level="1"><text:soft-page-break/><text:span text:style-name="T105">E</text:span><text:span text:style-name="T103">specializações, </text:span><text:span text:style-name="T108">eventos,</text:span><text:span text:style-name="T103"> </text:span><text:span text:style-name="T106">t</text:span><text:span text:style-name="T103">reinamentos e cursos </text:span><text:span text:style-name="T107">(tenho algumas outras certificações que acabei não colocando aqui)</text:span><text:span text:style-name="T103">:</text:span></text:h>
      <text:p text:style-name="P37"><text:span text:style-name="T29">[</text:span><text:span text:style-name="T39">dezembro</text:span><text:span text:style-name="T29"> de 20</text:span><text:span text:style-name="T45">23</text:span><text:span text:style-name="T29"> – </text:span><text:span text:style-name="T39">dezembro</text:span><text:span text:style-name="T29"> de 20</text:span><text:span text:style-name="T45">23</text:span><text:span text:style-name="T29">] </text:span><text:span text:style-name="T42">Hackerspace</text:span><text:span text:style-name="T29"> </text:span><text:span text:style-name="T34">(</text:span><text:span text:style-name="T37">10</text:span><text:span text:style-name="T34"> horas)</text:span><text:span text:style-name="T29"> | </text:span><text:span text:style-name="T39">Blumenau</text:span><text:span text:style-name="T29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4"><text:span text:style-name="T151">[</text:span><text:span text:style-name="T153">novembro</text:span><text:span text:style-name="T151"> de 20</text:span><text:span text:style-name="T154">2</text:span><text:span text:style-name="T156">3</text:span><text:span text:style-name="T151"> – </text:span><text:span text:style-name="T153">novembro</text:span><text:span text:style-name="T151"> de 20</text:span><text:span text:style-name="T154">2</text:span><text:span text:style-name="T156">3</text:span><text:span text:style-name="T151">] </text:span><text:span text:style-name="T153">Front in Floripa</text:span><text:span text:style-name="T151"> </text:span><text:span text:style-name="T155">(</text:span><text:span text:style-name="T154">10</text:span><text:span text:style-name="T155"> horas)</text:span><text:span text:style-name="T151"> | </text:span><text:span text:style-name="T153">Florianópolis</text:span><text:span text:style-name="T151">, Santa Catarina: </text:span><text:span text:style-name="T162">participei do evento Front in Floripa</text:span><text:span text:style-name="T158">.</text:span></text:p>
      <text:p text:style-name="P9"><text:span text:style-name="T28">[100% concluído] </text:span><text:span text:style-name="T44">Performa_IT</text:span><text:span text:style-name="T29"> </text:span><text:span text:style-name="T43">(</text:span><text:span text:style-name="T52">1</text:span><text:span text:style-name="T51">.5</text:span><text:span text:style-name="T50"> horas</text:span><text:span text:style-name="T43">)</text:span><text:span text:style-name="T29"> | </text:span><text:span text:style-name="T41">Educação a distância</text:span><text:span text:style-name="T29">:</text:span><text:span text:style-name="T10"> </text:span><text:span text:style-name="T23">feito </text:span><text:span text:style-name="T24">treinamento interno sobre IA no apoio ao desenvolvimento de software.</text:span></text:p>
      <text:p text:style-name="P7"><text:span text:style-name="T28">[100% concluído]</text:span><text:span text:style-name="T53"> </text:span><text:span text:style-name="T29">Udemy </text:span><text:span text:style-name="T43">(</text:span><text:span text:style-name="T51">47.5</text:span><text:span text:style-name="T50"> horas</text:span><text:span text:style-name="T43">)</text:span><text:span text:style-name="T29"> | </text:span><text:span text:style-name="T41">Educação a distância</text:span><text:span text:style-name="T29">:</text:span><text:span text:style-name="T53"> </text:span><text:span text:style-name="T54">feito o curso de </text:span><text:span text:style-name="T93">NodeJS, TypeScript, TDD, DDD, Clean Architecture e SOLID </text:span><text:span text:style-name="T94">do Rodrigo Manguinho</text:span><text:span text:style-name="T55">.</text:span></text:p>
      <text:p text:style-name="P4"><text:span text:style-name="T29">[</text:span><text:span text:style-name="T38">abril</text:span><text:span text:style-name="T29"> de 20</text:span><text:span text:style-name="T37">2</text:span><text:span text:style-name="T38">3</text:span><text:span text:style-name="T29"> – </text:span><text:span text:style-name="T38">abril</text:span><text:span text:style-name="T37"> de 202</text:span><text:span text:style-name="T38">3</text:span><text:span text:style-name="T29">] </text:span><text:span text:style-name="T42">Hackerspace</text:span><text:span text:style-name="T29"> </text:span><text:span text:style-name="T34">(</text:span><text:span text:style-name="T38">8 </text:span><text:span text:style-name="T34">horas)</text:span><text:span text:style-name="T29"> | </text:span><text:span text:style-name="T38">Blumenau</text:span><text:span text:style-name="T29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29">[</text:span><text:span text:style-name="T36">novembro</text:span><text:span text:style-name="T29"> de 20</text:span><text:span text:style-name="T37">22</text:span><text:span text:style-name="T29"> – </text:span><text:span text:style-name="T36">novembro</text:span><text:span text:style-name="T29"> de 20</text:span><text:span text:style-name="T37">22</text:span><text:span text:style-name="T29">] </text:span><text:span text:style-name="T36">Front in Floripa</text:span><text:span text:style-name="T29"> </text:span><text:span text:style-name="T34">(</text:span><text:span text:style-name="T37">10</text:span><text:span text:style-name="T34"> horas)</text:span><text:span text:style-name="T29"> | </text:span><text:span text:style-name="T36">Florianópolis</text:span><text:span text:style-name="T29">, Santa Catarina: </text:span><text:span text:style-name="T13">participei do evento Front in Floripa</text:span><text:span text:style-name="T10">.</text:span></text:p>
      <text:p text:style-name="P1"><text:span text:style-name="T29">[</text:span><text:span text:style-name="T30">julho</text:span><text:span text:style-name="T29"> de </text:span><text:span text:style-name="T31">202</text:span><text:span text:style-name="T32">2</text:span><text:span text:style-name="T29"> – </text:span><text:span text:style-name="T30">julho</text:span><text:span text:style-name="T29"> de </text:span><text:span text:style-name="T31">202</text:span><text:span text:style-name="T32">2</text:span><text:span text:style-name="T29">] </text:span><text:span text:style-name="T33">Apex</text:span><text:span text:style-name="T29"> </text:span><text:span text:style-name="T34">(</text:span><text:span text:style-name="T35">4</text:span><text:span text:style-name="T34"> horas)</text:span><text:span text:style-name="T29"> | Blumenau, Santa Catarina: </text:span><text:span text:style-name="T11">participei de um workshop sobre </text:span><text:span text:style-name="T12">soft skills</text:span><text:span text:style-name="T10">.</text:span></text:p>
      <text:p text:style-name="P27"><text:span text:style-name="T68">[</text:span><text:span text:style-name="T69">abril</text:span><text:span text:style-name="T68"> de </text:span><text:span text:style-name="T70">202</text:span><text:span text:style-name="T69">2</text:span><text:span text:style-name="T68"> – </text:span><text:span text:style-name="T69">abril</text:span><text:span text:style-name="T68"> de </text:span><text:span text:style-name="T70">202</text:span><text:span text:style-name="T69">2</text:span><text:span text:style-name="T68">] </text:span><text:span text:style-name="T71">Apex</text:span><text:span text:style-name="T68"> </text:span><text:span text:style-name="T72">(</text:span><text:span text:style-name="T73">4</text:span><text:span text:style-name="T72"> horas)</text:span><text:span text:style-name="T68"> | Blumenau, Santa Catarina: </text:span><text:span text:style-name="T58">participei de um workshop sobre </text:span><text:span text:style-name="T59">cultura organizacional das empresas de tecnologia</text:span><text:span text:style-name="T57">.</text:span></text:p>
      <text:p text:style-name="P22"><text:span text:style-name="T149">[</text:span><text:span text:style-name="T150">100% concluído</text:span><text:span text:style-name="T149">] </text:span><text:span text:style-name="T157">TestDome </text:span><text:span text:style-name="T151">| </text:span><text:span text:style-name="T152">Educação a distância</text:span><text:span text:style-name="T151">: </text:span><text:span text:style-name="T159">realizei um treinamento com questões sobre </text:span><text:span text:style-name="T161">Node.js</text:span><text:span text:style-name="T158">.</text:span></text:p>
      <text:p text:style-name="P22"><text:span text:style-name="T149">[</text:span><text:span text:style-name="T150">100% concluído</text:span><text:span text:style-name="T149">] </text:span><text:span text:style-name="T157">TestDome </text:span><text:span text:style-name="T151">| </text:span><text:span text:style-name="T152">Educação a distância</text:span><text:span text:style-name="T151">: </text:span><text:span text:style-name="T159">realizei um treinamento com questões sobre </text:span><text:span text:style-name="T161">JavaScript with jQuery</text:span><text:span text:style-name="T158">.</text:span></text:p>
      <text:p text:style-name="P23"><text:span text:style-name="T149">[</text:span><text:span text:style-name="T150">100% concluído</text:span><text:span text:style-name="T149">] </text:span><text:span text:style-name="T157">TestDome </text:span><text:span text:style-name="T151">| </text:span><text:span text:style-name="T152">Educação a distância</text:span><text:span text:style-name="T151">: </text:span><text:span text:style-name="T159">realizei um treinamento com questões sobre </text:span><text:span text:style-name="T161">Vue.js.</text:span></text:p>
      <text:p text:style-name="P23"><text:span text:style-name="T149">[</text:span><text:span text:style-name="T150">100% concluído</text:span><text:span text:style-name="T149">] </text:span><text:span text:style-name="T157">TestDome </text:span><text:span text:style-name="T151">| </text:span><text:span text:style-name="T152">Educação a distância</text:span><text:span text:style-name="T151">: </text:span><text:span text:style-name="T159">realizei um treinamento com questões sobre </text:span><text:span text:style-name="T160">TypeScript </text:span><text:span text:style-name="T161">e JavaScript.</text:span></text:p>
      <text:p text:style-name="P28"><text:span text:style-name="T67">[</text:span><text:span text:style-name="T76">100% concluído</text:span><text:span text:style-name="T67">] </text:span><text:span text:style-name="T77">TestDome </text:span><text:span text:style-name="T68">| </text:span><text:span text:style-name="T74">Educação a distância</text:span><text:span text:style-name="T68">: </text:span><text:span text:style-name="T60">realizei um treinamento com questões sobre </text:span><text:span text:style-name="T61">Angular e TypeScript.</text:span></text:p>
      <text:p text:style-name="P29"><text:span text:style-name="T67">[</text:span><text:span text:style-name="T76">100% concluído</text:span><text:span text:style-name="T67">] </text:span><text:span text:style-name="T77">TestDome </text:span><text:span text:style-name="T68">| </text:span><text:span text:style-name="T74">Educação a distância</text:span><text:span text:style-name="T68">: </text:span><text:span text:style-name="T60">realizei um treinamento com questões sobre </text:span><text:span text:style-name="T62">JavaScript.</text:span></text:p>
      <text:p text:style-name="P29"><text:span text:style-name="T67">[</text:span><text:span text:style-name="T76">100% concluído</text:span><text:span text:style-name="T67">] </text:span><text:span text:style-name="T77">TestDome </text:span><text:span text:style-name="T68">| </text:span><text:span text:style-name="T74">Educação a distância</text:span><text:span text:style-name="T68">: </text:span><text:span text:style-name="T60">realizei um treinamento com questões sobre Angular.</text:span></text:p>
      <text:p text:style-name="P29"><text:soft-page-break/><text:span text:style-name="T67">[</text:span><text:span text:style-name="T76">100% concluído</text:span><text:span text:style-name="T67">] </text:span><text:span text:style-name="T78">EW IT</text:span><text:span text:style-name="T79"> </text:span><text:span text:style-name="T74">(</text:span><text:span text:style-name="T75">16</text:span><text:span text:style-name="T74"> horas)</text:span><text:span text:style-name="T68"> | </text:span><text:span text:style-name="T74">Educação a distância</text:span><text:span text:style-name="T68">: </text:span><text:span text:style-name="T63">completei o curso de NodeJS.</text:span></text:p>
      <text:p text:style-name="P12"><text:span text:style-name="T109">[</text:span><text:span text:style-name="T123">100% concluído</text:span><text:span text:style-name="T109">] </text:span><text:span text:style-name="T124">FIAP – Nano Courses </text:span><text:span text:style-name="T117">(</text:span><text:span text:style-name="T118">60</text:span><text:span text:style-name="T117"> horas)</text:span><text:span text:style-name="T111"> | </text:span><text:span text:style-name="T117">Educação a distância</text:span><text:span text:style-name="T111">: </text:span><text:span text:style-name="T135">concluí </text:span><text:span text:style-name="T137">o </text:span><text:span text:style-name="T135">curso de </text:span><text:span text:style-name="T137">comunicação e semiótica nos Nano Courses.</text:span></text:p>
      <text:p text:style-name="P12"><text:span text:style-name="T109">[</text:span><text:span text:style-name="T123">100% concluído</text:span><text:span text:style-name="T109">] </text:span><text:span text:style-name="T117">Loiane Groner (28 horas)</text:span><text:span text:style-name="T111"> | </text:span><text:span text:style-name="T117">Educação a distância</text:span><text:span text:style-name="T111">: </text:span><text:span text:style-name="T135">concluí um curso de Angular pela plataforma online da Loiane Groner.</text:span></text:p>
      <text:p text:style-name="P12"><text:span text:style-name="T109">[</text:span><text:span text:style-name="T122">dezembro</text:span><text:span text:style-name="T109"> de </text:span><text:span text:style-name="T122">2020</text:span><text:span text:style-name="T109"> – </text:span><text:span text:style-name="T122">dezembro</text:span><text:span text:style-name="T109"> de </text:span><text:span text:style-name="T122">2020</text:span><text:span text:style-name="T109">] </text:span><text:span text:style-name="T122">Microsoft</text:span><text:span text:style-name="T111"> </text:span><text:span text:style-name="T112">(</text:span><text:span text:style-name="T115">2</text:span><text:span text:style-name="T112"> horas)</text:span><text:span text:style-name="T111"> | Blumenau, Santa Catarina: </text:span><text:span text:style-name="T133">realizei o exame 70-480 da Microsoft na ProWay com perguntas de HTML5, CSS3 e JavaScript, minha pontuação final foi de 909 pontos.</text:span></text:p>
      <text:p text:style-name="P12"><text:span text:style-name="T111">[</text:span><text:span text:style-name="T116">outubro</text:span><text:span text:style-name="T111"> de </text:span><text:span text:style-name="T115">2020</text:span><text:span text:style-name="T111"> – </text:span><text:span text:style-name="T116">outubro</text:span><text:span text:style-name="T111"> de </text:span><text:span text:style-name="T115">2020</text:span><text:span text:style-name="T111">] </text:span><text:span text:style-name="T116">Apex</text:span><text:span text:style-name="T111"> </text:span><text:span text:style-name="T112">(</text:span><text:span text:style-name="T116">3</text:span><text:span text:style-name="T112"> horas)</text:span><text:span text:style-name="T111"> | Blumenau, Santa Catarina: </text:span><text:span text:style-name="T134">participei de um workshop sobre empreendedorismo.</text:span></text:p>
      <text:p text:style-name="P19"><text:span text:style-name="T111">[</text:span><text:span text:style-name="T116">outubro</text:span><text:span text:style-name="T111"> de </text:span><text:span text:style-name="T115">2020</text:span><text:span text:style-name="T111"> – </text:span><text:span text:style-name="T116">outubro</text:span><text:span text:style-name="T111"> de </text:span><text:span text:style-name="T115">2020</text:span><text:span text:style-name="T111">] </text:span><text:span text:style-name="T116">Apex</text:span><text:span text:style-name="T111"> </text:span><text:span text:style-name="T112">(</text:span><text:span text:style-name="T116">3</text:span><text:span text:style-name="T112"> horas)</text:span><text:span text:style-name="T111"> | Blumenau, Santa Catarina: </text:span><text:span text:style-name="T134">participei de um workshop sobre planejamento de carreira</text:span><text:span text:style-name="T126">.</text:span></text:p>
      <text:p text:style-name="P6"><text:span text:style-name="T29">[</text:span><text:span text:style-name="T40">setembro</text:span><text:span text:style-name="T29"> de 20</text:span><text:span text:style-name="T40">20</text:span><text:span text:style-name="T29"> – </text:span><text:span text:style-name="T40">setembro</text:span><text:span text:style-name="T29"> de 20</text:span><text:span text:style-name="T40">20</text:span><text:span text:style-name="T29">] </text:span><text:span text:style-name="T42">DB1 Group</text:span><text:span text:style-name="T29"> </text:span><text:span text:style-name="T34">(</text:span><text:span text:style-name="T37">1</text:span><text:span text:style-name="T40">2</text:span><text:span text:style-name="T34"> horas)</text:span><text:span text:style-name="T29"> | </text:span><text:span text:style-name="T41">Educação a distância</text:span><text:span text:style-name="T29">: </text:span><text:span text:style-name="T13">participei do evento </text:span><text:span text:style-name="T17">do dia do programador chamado de Hey</text:span><text:span text:style-name="T16">Day</text:span><text:span text:style-name="T13"> </text:span><text:span text:style-name="T16">realizado pela </text:span><text:span text:style-name="T17">DB1 Group</text:span><text:span text:style-name="T10">.</text:span></text:p>
      <text:p text:style-name="P5"><text:span text:style-name="T29">[</text:span><text:span text:style-name="T39">dezembro</text:span><text:span text:style-name="T29"> de 2019 – </text:span><text:span text:style-name="T39">dezembro</text:span><text:span text:style-name="T29"> de 2019] </text:span><text:span text:style-name="T42">Hackerspace</text:span><text:span text:style-name="T29"> </text:span><text:span text:style-name="T34">(</text:span><text:span text:style-name="T37">10</text:span><text:span text:style-name="T34"> horas)</text:span><text:span text:style-name="T29"> | </text:span><text:span text:style-name="T39">Blumenau</text:span><text:span text:style-name="T29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"><text:span text:style-name="T29">[</text:span><text:span text:style-name="T36">novembro</text:span><text:span text:style-name="T29"> de 2019 – </text:span><text:span text:style-name="T36">novembro</text:span><text:span text:style-name="T29"> de 2019] </text:span><text:span text:style-name="T36">Front in Floripa</text:span><text:span text:style-name="T29"> </text:span><text:span text:style-name="T34">(</text:span><text:span text:style-name="T37">10</text:span><text:span text:style-name="T34"> horas)</text:span><text:span text:style-name="T29"> | </text:span><text:span text:style-name="T36">Florianópolis</text:span><text:span text:style-name="T29">, Santa Catarina: </text:span><text:span text:style-name="T13">participei do evento Front in Floripa</text:span><text:span text:style-name="T10">.</text:span></text:p>
      <text:p text:style-name="P13"><text:span text:style-name="T109">[janeiro de 2019 – junho de 2019]</text:span><text:span text:style-name="T138"> </text:span><text:span text:style-name="T111">Apex </text:span><text:span text:style-name="T112">(180 horas)</text:span><text:span text:style-name="T111"> | Blumenau, Santa Catarina: </text:span><text:span text:style-name="T127">t</text:span><text:span text:style-name="T126">reinamento de alta performance de desenvolvimento e programação </text:span><text:span text:style-name="T128">f</text:span><text:span text:style-name="T126">ront-end </text:span><text:span text:style-name="T129">usando</text:span><text:span text:style-name="T126"> HTML5, CSS3 </text:span><text:span text:style-name="T130">(SASS e SCSS)</text:span><text:span text:style-name="T126">, JavaScript, TypeScript, testes, Angular 6, ReactJS, VueJS, Git </text:span><text:span text:style-name="T129">e </text:span><text:span text:style-name="T126">GitHub, </text:span><text:span text:style-name="T129">W</text:span><text:span text:style-name="T126">ebpack </text:span><text:span text:style-name="T129">e</text:span><text:span text:style-name="T126"> Gulp.</text:span></text:p>
      <text:p text:style-name="P13"><text:span text:style-name="T109">[dezembro de 2018 - dezembro de 2018]</text:span><text:span text:style-name="T138"> </text:span><text:span text:style-name="T111">Apex </text:span><text:span text:style-name="T112">(16 horas)</text:span><text:span text:style-name="T111"> | Blumenau, Santa Catarina: </text:span><text:span text:style-name="T127">tr</text:span><text:span text:style-name="T126">einamento de alta performance de </text:span><text:span text:style-name="T131">l</text:span><text:span text:style-name="T126">ógica de </text:span><text:span text:style-name="T131">p</text:span><text:span text:style-name="T126">rogramação </text:span><text:span text:style-name="T132">sobre</text:span><text:span text:style-name="T126"> boas práticas, manipulação de textos, criação de objetos, armazenamento de dados em listas e tópicos avançados </text:span><text:span text:style-name="T131">da linguagem</text:span><text:span text:style-name="T126">.</text:span></text:p>
      <text:p text:style-name="P14"><text:span text:style-name="T109">[dezembro de 2018 - dezembro de 2018]</text:span><text:span text:style-name="T138"> </text:span><text:span text:style-name="T111">Apex </text:span><text:span text:style-name="T112">(16 horas)</text:span><text:span text:style-name="T111"> | Blumenau, Santa Catarina: </text:span><text:span text:style-name="T127">t</text:span><text:span text:style-name="T126">reinamento</text:span><text:span text:style-name="T138"> de alta performance de </text:span><text:span text:style-name="T139">b</text:span><text:span text:style-name="T138">anco de </text:span><text:span text:style-name="T139">d</text:span><text:span text:style-name="T138">ados </text:span><text:span text:style-name="T139">sobre</text:span><text:span text:style-name="T138"> </text:span><text:span text:style-name="T146">instalação, configuração, conceitos básicos, comandos para manipulação de tabelas, texto </text:span><text:span text:style-name="T147">e</text:span><text:span text:style-name="T146"> data, operadores, </text:span><text:span text:style-name="T147">funções </text:span><text:span text:style-name="T146">básicas </text:span><text:span text:style-name="T147">e intermediárias</text:span><text:span text:style-name="T146">, normalização de dados, relacionamento entre tabelas, </text:span><text:span text:style-name="T147">unificação de </text:span><text:span text:style-name="T146">tabelas, realização de consultas, criação de views, indexação de tabelas, backup d</text:span><text:span text:style-name="T147">e</text:span><text:span text:style-name="T146"> dados e restaura</text:span><text:span text:style-name="T147">ção</text:span><text:span text:style-name="T146"> </text:span><text:span text:style-name="T147">d</text:span><text:span text:style-name="T146">as informações da base através do backup</text:span><text:span text:style-name="T138">.</text:span></text:p>
      <text:p text:style-name="P15"><text:soft-page-break/><text:span text:style-name="T109">[100% concluído]</text:span><text:span text:style-name="T138"> </text:span><text:span text:style-name="T111">Udemy </text:span><text:span text:style-name="T113">(</text:span><text:span text:style-name="T125">54 horas</text:span><text:span text:style-name="T113">)</text:span><text:span text:style-name="T111"> | </text:span><text:span text:style-name="T117">Educação a distância</text:span><text:span text:style-name="T111">:</text:span><text:span text:style-name="T138"> </text:span><text:span text:style-name="T140">t</text:span><text:span text:style-name="T138">reinamento básico de desenvolvimento e programação </text:span><text:span text:style-name="T141">f</text:span><text:span text:style-name="T138">ront-end </text:span><text:span text:style-name="T141">utilizando</text:span><text:span text:style-name="T138"> </text:span><text:span text:style-name="T146">HTML5, CSS3 </text:span><text:span text:style-name="T148">e</text:span><text:span text:style-name="T146"> J</text:span><text:span text:style-name="T148">ava</text:span><text:span text:style-name="T146">S</text:span><text:span text:style-name="T148">cript</text:span><text:span text:style-name="T146"> e</text:span><text:span text:style-name="T148">m cinco</text:span><text:span text:style-name="T146"> </text:span><text:span text:style-name="T148">p</text:span><text:span text:style-name="T146">rojetos.</text:span></text:p>
      <text:p text:style-name="P15"><text:span text:style-name="T109">[100% concluído]</text:span><text:span text:style-name="T138"> </text:span><text:span text:style-name="T111">Udemy </text:span><text:span text:style-name="T114">(10 horas)</text:span><text:span text:style-name="T111"> | </text:span><text:span text:style-name="T117">Educação a distância</text:span><text:span text:style-name="T111">:</text:span><text:span text:style-name="T138"> </text:span><text:span text:style-name="T140">t</text:span><text:span text:style-name="T138">reinamento básico de inglês </text:span><text:span text:style-name="T142">sobre</text:span><text:span text:style-name="T138"> </text:span><text:span text:style-name="T142">metodologia </text:span><text:span text:style-name="T138">para ser fluente.</text:span><text:bookmark text:name="_GoBack"/></text:p>
      <text:p text:style-name="P16"><text:span text:style-name="T109">[setembro de 2018 – fevereiro de 2019]</text:span><text:span text:style-name="T138"> </text:span><text:span text:style-name="T111">Instituto Mix </text:span><text:span text:style-name="T113">(96 horas)</text:span><text:span text:style-name="T111"> | Gaspar, Santa Catarina:</text:span><text:span text:style-name="T138"> </text:span><text:span text:style-name="T127">t</text:span><text:span text:style-name="T126">reinamento</text:span><text:span text:style-name="T138"> básico de </text:span><text:span text:style-name="T143">m</text:span><text:span text:style-name="T138">ontagem e </text:span><text:span text:style-name="T143">m</text:span><text:span text:style-name="T138">anutenção </text:span><text:span text:style-name="T143">de</text:span><text:span text:style-name="T138"> hardware e redes.</text:span></text:p>
      <text:p text:style-name="P16"><text:span text:style-name="T109">[maio de 2017 – outubro de 2018]</text:span><text:span text:style-name="T138"> </text:span><text:span text:style-name="T111">GERAR </text:span><text:span text:style-name="T113">(1280 horas)</text:span><text:span text:style-name="T111"> | Gaspar e Blumenau, Santa Catarina: </text:span><text:span text:style-name="T127">c</text:span><text:span text:style-name="T126">urso</text:span><text:span text:style-name="T144"> de </text:span><text:span text:style-name="T145">a</text:span><text:span text:style-name="T144">dministração como menor aprendiz.</text:span></text:p>
      <text:p text:style-name="P21"/>
      <text:p text:style-name="P25">Experiência:</text:p>
      <text:p text:style-name="P8"><text:span text:style-name="T28">[</text:span><text:span text:style-name="T47">outubro </text:span><text:span text:style-name="T28">de </text:span><text:span text:style-name="T48">202</text:span><text:span text:style-name="T47">1</text:span><text:span text:style-name="T28"> – </text:span><text:span text:style-name="T47">até o momento</text:span><text:span text:style-name="T28">] </text:span><text:span text:style-name="T49">Desenvolvedor front-end</text:span><text:span text:style-name="T28"> | </text:span><text:span text:style-name="T47">Performa_IT</text:span><text:span text:style-name="T28">: </text:span><text:span text:style-name="T18">c</text:span><text:span text:style-name="T19">omo desenvolvedor front-end eu trabalho em ecommerces, sites de crowdfunding e sistemas em geral. Fiz refatorações de telas para novas tecnologias, integrações com ChatGPT e Pix, funcionalidade de créditos de impacto e outras features. </text:span><text:span text:style-name="T20">Implementei diversas partes do Design System, ajudei na criação de épicos e tarefas, participei dos ritos do Scrum, interagi com QAs e designers. Previni problemas de segurança como injeção de scripts maliciosos, proteção de rotas e </text:span><text:span text:style-name="T21">remoção</text:span><text:span text:style-name="T20"> variáveis no escopo global. Adicionei pipelines para minificação de arquivos e melhorei a arquitetura de projetos. </text:span><text:span text:style-name="T19">Utilizo as tecnologias: React, Angular, AngularJS, NextJS, JavaScript, TypeScript, jQuery, Storybook, RxJS, HTML, CSS, SASS, Material Design, Bootstrap, Chakra UI, Git, Bitbucket, NPM, Yarn, </text:span><text:span text:style-name="T22">Gulp,</text:span><text:span text:style-name="T19"> GraphQL e NodeJS. Dou o meu máximo para entregar com a maior qualidade possível, gerando resultado e fazendo a diferença. Gosto de estar preocupado com a experiência dos usuários, sou aberto dando opiniões e questionando para entender o problema. Sempre através de trocas de ideias, soluções e revisões de códigos (pull requests), viso ajudar e auxiliar meus colegas de equipe, </text:span><text:span text:style-name="T20">apenas assim aprendemos juntos e melhoramos os produtos</text:span><text:span text:style-name="T19">.</text:span></text:p>
      <text:p text:style-name="P30"><text:span text:style-name="T67">[</text:span><text:span text:style-name="T81">janeiro</text:span><text:span text:style-name="T67"> de </text:span><text:span text:style-name="T81">2020</text:span><text:span text:style-name="T67"> – </text:span><text:span text:style-name="T80">setembro de 2021</text:span><text:span text:style-name="T67">] </text:span><text:span text:style-name="T82">Desenvolvedor front-end</text:span><text:span text:style-name="T67"> | </text:span><text:span text:style-name="T82">Velow </text:span><text:span text:style-name="T83">Sistemas</text:span><text:span text:style-name="T67">: </text:span><text:span text:style-name="T89">t</text:span><text:span text:style-name="T90">rabalh</text:span><text:span text:style-name="T91">ei </text:span><text:span text:style-name="T90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64">.</text:span></text:p>
      <text:p text:style-name="P17"><text:soft-page-break/><text:span text:style-name="T109">[maio de </text:span><text:span text:style-name="T120">2019</text:span><text:span text:style-name="T109"> – </text:span><text:span text:style-name="T119">dezembro de 2019</text:span><text:span text:style-name="T109">] </text:span><text:span text:style-name="T120">Estagiário de programação</text:span><text:span text:style-name="T109"> | </text:span><text:span text:style-name="T120">Velow </text:span><text:span text:style-name="T121">Sistemas</text:span><text:span text:style-name="T109">: </text:span><text:span text:style-name="T127">a</text:span><text:span text:style-name="T126">tuei como estagiário de programação </text:span><text:span text:style-name="T136">no time de front-end</text:span><text:span text:style-name="T126">, </text:span><text:span text:style-name="T136">após isso </text:span><text:span text:style-name="T126">consegui ser efetivado.</text:span></text:p>
      <text:p text:style-name="P31"><text:span text:style-name="T84">[</text:span><text:span text:style-name="T85">novembro</text:span><text:span text:style-name="T84"> de </text:span><text:span text:style-name="T86">201</text:span><text:span text:style-name="T85">8</text:span><text:span text:style-name="T84"> – </text:span><text:span text:style-name="T85">abril</text:span><text:span text:style-name="T87"> de 2019</text:span><text:span text:style-name="T84">] </text:span><text:span text:style-name="T85">Técnico de informática</text:span><text:span text:style-name="T84"> | </text:span><text:span text:style-name="T92">Autônomo</text:span><text:span text:style-name="T84">: </text:span><text:span text:style-name="T65">comecei a fazer manutenção em computadores e atender clientes</text:span><text:span text:style-name="T57">.</text:span></text:p>
      <text:p text:style-name="P18"><text:span text:style-name="T109">[maio de 2017 – outubro de 2018] Auxiliar de TI | Fazzenda Park Hotel: </text:span><text:span text:style-name="T127">e</text:span><text:span text:style-name="T126">u era um menor aprendiz, com 14 anos, tive muitas responsabilidades e ordens de serviço para fazer, ganhei muita experiência na parte de suporte.</text:span></text:p>
      <text:p text:style-name="P26"><text:span text:style-name="T67">[junho de 2016 – janeiro de 2017] </text:span><text:span text:style-name="T88">Locutor</text:span><text:span text:style-name="T67"> | Rádio Sentinela do Vale: </text:span><text:span text:style-name="T66">t</text:span><text:span text:style-name="T57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31</meta:editing-cycles>
    <meta:print-date>2019-02-01T12:54:00</meta:print-date>
    <meta:creation-date>2018-01-13T12:08:00</meta:creation-date>
    <dc:date>2023-12-10T11:29:20.875932104</dc:date>
    <meta:editing-duration>PT11H11M45S</meta:editing-duration>
    <meta:generator>LibreOffice/6.4.7.2$Linux_X86_64 LibreOffice_project/40$Build-2</meta:generator>
    <meta:document-statistic meta:table-count="0" meta:image-count="0" meta:object-count="0" meta:page-count="5" meta:paragraph-count="47" meta:word-count="1354" meta:character-count="9066" meta:non-whitespace-character-count="77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